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Header">
      <style:paragraph-properties fo:text-align="end" style:justify-single-word="false"/>
      <style:text-properties officeooo:paragraph-rsid="001c8d6c"/>
    </style:style>
    <style:style style:name="P4" style:family="paragraph" style:parent-style-name="Heading_20_1">
      <style:paragraph-properties fo:text-align="center" style:justify-single-word="false"/>
      <style:text-properties officeooo:paragraph-rsid="003e7839"/>
    </style:style>
    <style:style style:name="P5" style:family="paragraph" style:parent-style-name="Heading_20_2">
      <style:paragraph-properties fo:text-align="center" style:justify-single-word="false"/>
    </style:style>
    <style:style style:name="P6" style:family="paragraph" style:parent-style-name="Heading_20_2">
      <style:paragraph-properties fo:text-align="center" style:justify-single-word="false" fo:break-before="page"/>
    </style:style>
    <style:style style:name="P7" style:family="paragraph" style:parent-style-name="Heading_20_3">
      <style:paragraph-properties fo:text-align="center" style:justify-single-word="false"/>
      <style:text-properties officeooo:rsid="003df7df" officeooo:paragraph-rsid="003df7df"/>
    </style:style>
    <style:style style:name="P8" style:family="paragraph" style:parent-style-name="Heading_20_3">
      <style:paragraph-properties fo:text-align="center" style:justify-single-word="false"/>
    </style:style>
    <style:style style:name="P9" style:family="paragraph" style:parent-style-name="Heading_20_3" style:list-style-name="">
      <style:paragraph-properties fo:text-align="center" style:justify-single-word="false"/>
    </style:style>
    <style:style style:name="P10" style:family="paragraph" style:parent-style-name="Text_20_body">
      <style:paragraph-properties fo:text-align="end" style:justify-single-word="false"/>
    </style:style>
    <style:style style:name="P11" style:family="paragraph" style:parent-style-name="Text_20_body">
      <style:paragraph-properties fo:text-align="start" style:justify-single-word="false"/>
    </style:style>
    <style:style style:name="P12" style:family="paragraph" style:parent-style-name="Text_20_body" style:list-style-name="L1">
      <style:paragraph-properties fo:text-align="start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3df7df"/>
    </style:style>
    <style:style style:name="P14" style:family="paragraph" style:parent-style-name="Text_20_body">
      <style:paragraph-properties fo:text-align="center" style:justify-single-word="false"/>
      <style:text-properties fo:font-style="italic" officeooo:paragraph-rsid="003df7df" style:font-style-asian="italic" style:font-style-complex="italic"/>
    </style:style>
    <style:style style:name="P15" style:family="paragraph" style:parent-style-name="Text_20_body">
      <style:paragraph-properties fo:text-align="center" style:justify-single-word="false"/>
      <style:text-properties fo:font-style="italic" officeooo:rsid="0041086b" officeooo:paragraph-rsid="0041086b" style:font-style-asian="italic" style:font-style-complex="italic"/>
    </style:style>
    <style:style style:name="P16" style:family="paragraph" style:parent-style-name="Text_20_body">
      <style:text-properties officeooo:rsid="0041086b" officeooo:paragraph-rsid="0041086b"/>
    </style:style>
    <style:style style:name="P17" style:family="paragraph" style:parent-style-name="Text_20_body" style:list-style-name="L1">
      <style:paragraph-properties fo:text-align="start" style:justify-single-word="false"/>
      <style:text-properties officeooo:rsid="0041b108" officeooo:paragraph-rsid="0041b108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bc578"/>
    </style:style>
    <style:style style:name="T4" style:family="text">
      <style:text-properties style:font-name="Liberation Sans" fo:font-size="16.1000003814697pt" fo:font-weight="bold" officeooo:rsid="003dc10d" style:font-name-asian="Noto Sans CJK SC" style:font-size-asian="16.1000003814697pt" style:font-weight-asian="bold" style:font-name-complex="Noto Sans Devanagari" style:font-size-complex="16.1000003814697pt" style:font-weight-complex="bold"/>
    </style:style>
    <style:style style:name="T5" style:family="text">
      <style:text-properties officeooo:rsid="003df7d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Справочник по формулам Scilab, используемы<text:span text:style-name="T3">м</text:span> при работе с <text:span text:style-name="T4">матрицами</text:span></text:h>
      <text:h text:style-name="P7" text:outline-level="3"/>
      <text:h text:style-name="P5" text:outline-level="2">Ввод и вывод матрицы</text:h>
      <text:p text:style-name="P13">Ввод элементов матрицы осуществляется в квадратных скобках, при этом элементы строки отделяются друг от друга пробелом или запятой, а строки разделяются между собой точкой с запятой:</text:p>
      <text:p text:style-name="P13"/>
      <text:p text:style-name="P14">name=[x11, x12, ..., x1n; x21, x22, ..., x2n; ...; xm1, xm2, ..., xmn;]</text:p>
      <text:p text:style-name="P13"/>
      <text:p text:style-name="P13">Обратиться к элементу матрицы можно, указав после имени матрицы, в круглых скобках через запятую, номер строки и номер столбца на пересечении которых элемент расположен:</text:p>
      <text:p text:style-name="P13"/>
      <text:p text:style-name="P14">name(индекс1, индекс2)</text:p>
      <text:p text:style-name="P13"/>
      <text:p text:style-name="Text_20_body">Кроме того, матрицы и векторы можно формировать, составляя их из ранее заданных матриц и векторов. Важную роль при работе с матрицами играет знак двоеточия «:». Указывая его вместо индекса при обращении к массиву, можно получать доступ к группам его элементов.</text:p>
      <text:h text:style-name="P8" text:outline-level="3"/>
      <text:h text:style-name="P9" text:outline-level="3"/>
      <text:h text:style-name="P6" text:outline-level="2">Дейс<text:span text:style-name="T5">т</text:span>вия с матрицами</text:h>
      <text:p text:style-name="P11">Для работы с матрицами и векторами в Scilab предусмотрены следующие операции:</text:p>
      <text:list xml:id="list2670803667" text:style-name="L1">
        <text:list-item>
          <text:p text:style-name="P12">+ — сложение;</text:p>
        </text:list-item>
        <text:list-item>
          <text:p text:style-name="P12">- — вычитание;</text:p>
        </text:list-item>
        <text:list-item>
          <text:p text:style-name="P12">’ — транспонирование;</text:p>
        </text:list-item>
        <text:list-item>
          <text:p text:style-name="P12">* — матричное умножение;</text:p>
        </text:list-item>
        <text:list-item>
          <text:p text:style-name="P12">* — умножение на число;</text:p>
        </text:list-item>
        <text:list-item>
          <text:p text:style-name="P12">ˆ — возведение в степень;</text:p>
        </text:list-item>
        <text:list-item>
          <text:p text:style-name="P12">\ — левое деление;</text:p>
        </text:list-item>
        <text:list-item>
          <text:p text:style-name="P12">/ — правое деление;</text:p>
        </text:list-item>
        <text:list-item>
          <text:p text:style-name="P12">.* — поэлементное умножение матриц;</text:p>
        </text:list-item>
        <text:list-item>
          <text:p text:style-name="P12">.ˆ — поэлементное возведение в степень;</text:p>
        </text:list-item>
        <text:list-item>
          <text:p text:style-name="P12">.\ — поэлементное левое деление;</text:p>
        </text:list-item>
        <text:list-item>
          <text:p text:style-name="P12">./ — поэлементное правое деление;</text:p>
        </text:list-item>
        <text:list-item>
          <text:p text:style-name="P17">det — нахождение определителя матрицы.</text:p>
        </text:list-item>
      </text:list>
      <text:p text:style-name="P11"/>
      <text:p text:style-name="Text_20_body">Кроме того, если к некоторому заданному вектору или матрице применить математическую функцию, то результатом будет новый вектор или матрица той же размерности, но элементы будут преобразованы в соответствии с заданной функцией.</text:p>
      <text:p text:style-name="Text_20_body"/>
      <text:h text:style-name="P6" text:outline-level="2">Удаление элементов матриц<text:span text:style-name="T5">ы</text:span></text:h>
      <text:p text:style-name="P16">Scilab не поддерживает как таковое удаление отдельных эл-тов матрицы, т. к. матрица не может содержать пустых ячеек. Вместо этого можно либо:</text:p>
      <text:p text:style-name="P16">1. Удалить целый столбец или строку.</text:p>
      <text:p text:style-name="P16">2. Присвоить нужному элементу значение 0 или NaN (not a number):</text:p>
      <text:p text:style-name="P15">A(1, 1) =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Text_20_body">
      <style:paragraph-properties fo:text-align="end" style:justify-single-word="false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bc57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ОКА</text:span></text:p>
        <text:p text:style-name="MP3">Вариативная самостоятельная работа 3.2.2</text:p>
      </style:header>
      <style:footer>
        <text:p text:style-name="MP4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21T23:09:34.186021227</dc:date>
    <meta:editing-duration>PT2H10M15S</meta:editing-duration>
    <meta:editing-cycles>27</meta:editing-cycles>
    <meta:generator>LibreOffice/7.0.3.1$Linux_X86_64 LibreOffice_project/00$Build-1</meta:generator>
    <meta:document-statistic meta:table-count="0" meta:image-count="0" meta:object-count="0" meta:page-count="3" meta:paragraph-count="33" meta:word-count="282" meta:character-count="1854" meta:non-whitespace-character-count="1605"/>
  </office:meta>
</office:document-meta>
</file>